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8in"/>
    </style:style>
    <style:style style:name="co2" style:family="table-column">
      <style:table-column-properties fo:break-before="auto" style:column-width="3.4091in"/>
    </style:style>
    <style:style style:name="co3" style:family="table-column">
      <style:table-column-properties fo:break-before="auto" style:column-width="3.3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Text ID</text:p>
          </table:table-cell>
          <table:table-cell table:style-name="ce2" office:value-type="string">
            <text:p>English</text:p>
          </table:table-cell>
          <table:table-cell table:style-name="ce2" office:value-type="string">
            <text:p>Italian</text:p>
          </table:table-cell>
          <table:table-cell table:style-name="ce1" office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UPDATE_LOCATION</text:p>
          </table:table-cell>
          <table:table-cell office:value-type="string">
            <text:p>update location</text:p>
          </table:table-cell>
          <table:table-cell office:value-type="string">
            <text:p>posizione dell'aggiornamento</text:p>
          </table:table-cell>
          <table:table-cell table:number-columns-repeated="1021"/>
        </table:table-row>
        <table:table-row table:style-name="ro3">
          <table:table-cell office:value-type="string">
            <text:p>BACKGROUND_COLOR</text:p>
          </table:table-cell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1"/>
        </table:table-row>
        <table:table-row table:style-name="ro4">
          <table:table-cell office:value-type="string">
            <text:p>ENABLED</text:p>
          </table:table-cell>
          <table:table-cell office:value-type="string">
            <text:p>enabled</text:p>
          </table:table-cell>
          <table:table-cell office:value-type="string">
            <text:p>abilitato</text:p>
          </table:table-cell>
          <table:table-cell table:number-columns-repeated="1021"/>
        </table:table-row>
        <table:table-row table:style-name="ro4"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table:number-columns-repeated="1021"/>
        </table:table-row>
        <table:table-row table:style-name="ro4">
          <table:table-cell office:value-type="string">
            <text:p>GREEN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table:number-columns-repeated="1021"/>
        </table:table-row>
        <table:table-row table:style-name="ro4"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blu</text:p>
          </table:table-cell>
          <table:table-cell table:number-columns-repeated="1021"/>
        </table:table-row>
        <table:table-row table:style-name="ro3">
          <table:table-cell office:value-type="string">
            <text:p>FILTER_STITCHES</text:p>
          </table:table-cell>
          <table:table-cell office:value-type="string">
            <text:p>filter stitches</text:p>
          </table:table-cell>
          <table:table-cell office:value-type="string">
            <text:p>filtra punti di ricamo</text:p>
          </table:table-cell>
          <table:table-cell table:number-columns-repeated="1021"/>
        </table:table-row>
        <table:table-row table:style-name="ro2">
          <table:table-cell office:value-type="string">
            <text:p>FILTER_STTCHES_THRESHOLD</text:p>
          </table:table-cell>
          <table:table-cell office:value-type="string">
            <text:p>filter stitches threshold</text:p>
          </table:table-cell>
          <table:table-cell office:value-type="string">
            <text:p>filtra soglia punti di ricamo</text:p>
          </table:table-cell>
          <table:table-cell table:number-columns-repeated="1021"/>
        </table:table-row>
        <table:table-row table:style-name="ro3">
          <table:table-cell office:value-type="string">
            <text:p>THREAD_THICKNESS</text:p>
          </table:table-cell>
          <table:table-cell office:value-type="string">
            <text:p>thread thickness</text:p>
          </table:table-cell>
          <table:table-cell office:value-type="string">
            <text:p>spessore del filo</text:p>
          </table:table-cell>
          <table:table-cell table:number-columns-repeated="1021"/>
        </table:table-row>
        <table:table-row table:style-name="ro2">
          <table:table-cell office:value-type="string">
            <text:p>LAST_OPEN</text:p>
          </table:table-cell>
          <table:table-cell office:value-type="string">
            <text:p>last open file folder</text:p>
          </table:table-cell>
          <table:table-cell office:value-type="string">
            <text:p>cartella dell'ultimo file aperto</text:p>
          </table:table-cell>
          <table:table-cell table:number-columns-repeated="1021"/>
        </table:table-row>
        <table:table-row table:style-name="ro5">
          <table:table-cell office:value-type="string">
            <text:p>LAST_SAVE</text:p>
          </table:table-cell>
          <table:table-cell office:value-type="string">
            <text:p>last save image location</text:p>
          </table:table-cell>
          <table:table-cell office:value-type="string">
            <text:p>posizione dell'ultima immagine salvata</text:p>
          </table:table-cell>
          <table:table-cell table:number-columns-repeated="1021"/>
        </table:table-row>
        <table:table-row table:style-name="ro3">
          <table:table-cell office:value-type="string">
            <text:p>WINDOW_WIDTH</text:p>
          </table:table-cell>
          <table:table-cell office:value-type="string">
            <text:p>window width</text:p>
          </table:table-cell>
          <table:table-cell office:value-type="string">
            <text:p>larghezza della finestra</text:p>
          </table:table-cell>
          <table:table-cell table:number-columns-repeated="1021"/>
        </table:table-row>
        <table:table-row table:style-name="ro3">
          <table:table-cell office:value-type="string">
            <text:p>WINDOW_HEIGHT</text:p>
          </table:table-cell>
          <table:table-cell office:value-type="string">
            <text:p>window height</text:p>
          </table:table-cell>
          <table:table-cell office:value-type="string">
            <text:p>altezza della finestra</text:p>
          </table:table-cell>
          <table:table-cell table:number-columns-repeated="1021"/>
        </table:table-row>
        <table:table-row table:style-name="ro4"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sì</text:p>
          </table:table-cell>
          <table:table-cell table:number-columns-repeated="1021"/>
        </table:table-row>
        <table:table-row table:style-name="ro6">
          <table:table-cell office:value-type="string">
            <text:p>UNSUPPORTED_FORMAT</text:p>
          </table:table-cell>
          <table:table-cell office:value-type="string">
            <text:p>The format of this file is not completely supported</text:p>
          </table:table-cell>
          <table:table-cell office:value-type="string">
            <text:p>Il formato di questo file non è pienamente supportato</text:p>
          </table:table-cell>
          <table:table-cell table:number-columns-repeated="1021"/>
        </table:table-row>
        <table:table-row table:style-name="ro7">
          <table:table-cell office:value-type="string">
            <text:p>COLOR_WARNING</text:p>
          </table:table-cell>
          <table:table-cell office:value-type="string">
            <text:p>The format of this file is not completely supported</text:p>
          </table:table-cell>
          <table:table-cell office:value-type="string">
            <text:p>I colori mostrati per questo progetto potrebbero non essere precisi</text:p>
          </table:table-cell>
          <table:table-cell table:number-columns-repeated="1021"/>
        </table:table-row>
        <table:table-row table:style-name="ro8">
          <table:table-cell office:value-type="string">
            <text:p>ERROR_FILE</text:p>
          </table:table-cell>
          <table:table-cell office:value-type="string">
            <text:p>An error occured while reading the file:</text:p>
          </table:table-cell>
          <table:table-cell office:value-type="string">
            <text:p>Si è verificato un errore durante la lettura del file:</text:p>
          </table:table-cell>
          <table:table-cell table:number-columns-repeated="1021"/>
        </table:table-row>
        <table:table-row table:style-name="ro6">
          <table:table-cell office:value-type="string">
            <text:p>CORRUPT_FILE</text:p>
          </table:table-cell>
          <table:table-cell office:value-type="string">
            <text:p>This file is either corrupt or not a valid PES file.</text:p>
          </table:table-cell>
          <table:table-cell office:value-type="string">
            <text:p>Questo file è corrotto oppure non è un file PES valido.</text:p>
          </table:table-cell>
          <table:table-cell table:number-columns-repeated="1021"/>
        </table:table-row>
        <table:table-row table:style-name="ro6">
          <table:table-cell office:value-type="string">
            <text:p>FILE_TYPES</text:p>
          </table:table-cell>
          <table:table-cell office:value-type="string">
            <text:p>Embroidery Files (*.pes)|*.pes|All Files (*.*)|*.*</text:p>
          </table:table-cell>
          <table:table-cell office:value-type="string">
            <text:p>Files Embroidery (*.pes)|*.pes|Tutti i File (*.*)|*.*</text:p>
          </table:table-cell>
          <table:table-cell table:number-columns-repeated="1021"/>
        </table:table-row>
        <table:table-row table:style-name="ro2">
          <table:table-cell office:value-type="string">
            <text:p>VERSION_MESSAGE</text:p>
          </table:table-cell>
          <table:table-cell office:value-type="string">
            <text:p>EmbroideryReader version</text:p>
          </table:table-cell>
          <table:table-cell office:value-type="string">
            <text:p>Versione EmbroideryReader</text:p>
          </table:table-cell>
          <table:table-cell table:number-columns-repeated="1021"/>
        </table:table-row>
        <table:table-row table:style-name="ro9">
          <table:table-cell office:value-type="string">
            <text:p>ERROR_UPDATE</text:p>
          </table:table-cell>
          <table:table-cell office:value-type="string">
            <text:p>Encountered an error while checking for updates:</text:p>
          </table:table-cell>
          <table:table-cell office:value-type="string">
            <text:p>Si è verificato un errore durante il controllo degli aggiornamenti: </text:p>
          </table:table-cell>
          <table:table-cell table:number-columns-repeated="1021"/>
        </table:table-row>
        <table:table-row table:style-name="ro4">
          <table:table-cell office:value-type="string">
            <text:p>VERSION</text:p>
          </table:table-cell>
          <table:table-cell office:value-type="string">
            <text:p>Version</text:p>
          </table:table-cell>
          <table:table-cell office:value-type="string">
            <text:p>Versione </text:p>
          </table:table-cell>
          <table:table-cell table:number-columns-repeated="1021"/>
        </table:table-row>
        <table:table-row table:style-name="ro7">
          <table:table-cell office:value-type="string">
            <text:p>ERROR_WEBPAGE</text:p>
          </table:table-cell>
          <table:table-cell office:value-type="string">
            <text:p>An error occured while trying to open the webpage:</text:p>
          </table:table-cell>
          <table:table-cell office:value-type="string">
            <text:p>Si è verificato un errore durante l'apertura della pagina web:</text:p>
          </table:table-cell>
          <table:table-cell table:number-columns-repeated="1021"/>
        </table:table-row>
        <table:table-row table:style-name="ro10">
          <table:table-cell office:value-type="string">
            <text:p>NO_UPDATE</text:p>
          </table:table-cell>
          <table:table-cell office:value-type="string">
            <text:p>No updates are available right now.</text:p>
          </table:table-cell>
          <table:table-cell office:value-type="string">
            <text:p>Nessun aggiornamento disponibile al momento.</text:p>
          </table:table-cell>
          <table:table-cell table:number-columns-repeated="1021"/>
        </table:table-row>
        <table:table-row table:style-name="ro9">
          <table:table-cell office:value-type="string">
            <text:p>ERROR_DEBUG</text:p>
          </table:table-cell>
          <table:table-cell office:value-type="string">
            <text:p>There was an error while saving debug info:</text:p>
          </table:table-cell>
          <table:table-cell office:value-type="string">
            <text:p>Si è verificato un errore durante il salvataggio delle informazioni di debug:</text:p>
          </table:table-cell>
          <table:table-cell table:number-columns-repeated="1021"/>
        </table:table-row>
        <table:table-row table:style-name="ro2">
          <table:table-cell office:value-type="string">
            <text:p>NO_DESIGN</text:p>
          </table:table-cell>
          <table:table-cell office:value-type="string">
            <text:p>No design loaded.</text:p>
          </table:table-cell>
          <table:table-cell office:value-type="string">
            <text:p>Nessun progetto caricato.</text:p>
          </table:table-cell>
          <table:table-cell table:number-columns-repeated="1021"/>
        </table:table-row>
        <table:table-row table:style-name="ro6">
          <table:table-cell office:value-type="string">
            <text:p>UNSUPPORTED_CLASS</text:p>
          </table:table-cell>
          <table:table-cell office:value-type="string">
            <text:p>This file contains a class that is not yet supported</text:p>
          </table:table-cell>
          <table:table-cell office:value-type="string">
            <text:p>Questo file contiene una classe che non è ancora supportata</text:p>
          </table:table-cell>
          <table:table-cell table:number-columns-repeated="1021"/>
        </table:table-row>
        <table:table-row table:style-name="ro11">
          <table:table-cell office:value-type="string">
            <text:p>IMAGE_FILE_TYPES</text:p>
          </table:table-cell>
          <table:table-cell office:value-type="string">
            <text:p>Bitmap (*.bmp)|*.bmp|PNG (*.png)|*.png|JPEG (*.jpg)|*.jpg|GIF (*.gif)|*.gif|TIFF (*.tif)|*.tif|All Files (*.*)|*.*</text:p>
          </table:table-cell>
          <table:table-cell office:value-type="string">
            <text:p>Bitmap (*.bmp)|*.bmp|PNG (*.png)|*.png|JPEG (*.jpg)|*.jpg|GIF (*.gif)|*.gif|TIFF (*.tif)|*.tif|Tutti i File (*.*)|*.*</text:p>
          </table:table-cell>
          <table:table-cell table:number-columns-repeated="1021"/>
        </table:table-row>
        <table:table-row table:style-name="ro3">
          <table:table-cell office:value-type="string">
            <text:p>IMAGE_SAVED</text:p>
          </table:table-cell>
          <table:table-cell office:value-type="string">
            <text:p>Image saved</text:p>
          </table:table-cell>
          <table:table-cell office:value-type="string">
            <text:p>Immagine salvata</text:p>
          </table:table-cell>
          <table:table-cell table:number-columns-repeated="1021"/>
        </table:table-row>
        <table:table-row table:style-name="ro4">
          <table:table-cell office:value-type="string">
            <text:p>MENU_OPEN</text:p>
          </table:table-cell>
          <table:table-cell office:value-type="string">
            <text:p>Open...</text:p>
          </table:table-cell>
          <table:table-cell office:value-type="string">
            <text:p>Apri...</text:p>
          </table:table-cell>
          <table:table-cell table:number-columns-repeated="1021"/>
        </table:table-row>
        <table:table-row table:style-name="ro3">
          <table:table-cell office:value-type="string">
            <text:p>MENU_SAVE_IMAGE</text:p>
          </table:table-cell>
          <table:table-cell office:value-type="string">
            <text:p>Save as image...</text:p>
          </table:table-cell>
          <table:table-cell office:value-type="string">
            <text:p>Salva come immagine...</text:p>
          </table:table-cell>
          <table:table-cell table:number-columns-repeated="1021"/>
        </table:table-row>
        <table:table-row table:style-name="ro4">
          <table:table-cell office:value-type="string">
            <text:p>MENU_PRINT</text:p>
          </table:table-cell>
          <table:table-cell office:value-type="string">
            <text:p>Print...</text:p>
          </table:table-cell>
          <table:table-cell office:value-type="string">
            <text:p>Stampa...</text:p>
          </table:table-cell>
          <table:table-cell table:number-columns-repeated="1021"/>
        </table:table-row>
        <table:table-row table:style-name="ro3">
          <table:table-cell office:value-type="string">
            <text:p>MENU_PRINT_PREVIEW</text:p>
          </table:table-cell>
          <table:table-cell office:value-type="string">
            <text:p>Print Preview...</text:p>
          </table:table-cell>
          <table:table-cell office:value-type="string">
            <text:p>Anteprima di stampa...</text:p>
          </table:table-cell>
          <table:table-cell table:number-columns-repeated="1021"/>
        </table:table-row>
        <table:table-row table:style-name="ro4">
          <table:table-cell office:value-type="string">
            <text:p>MENU_EXIT</text:p>
          </table:table-cell>
          <table:table-cell office:value-type="string">
            <text:p>Exit</text:p>
          </table:table-cell>
          <table:table-cell office:value-type="string">
            <text:p>Esci</text:p>
          </table:table-cell>
          <table:table-cell table:number-columns-repeated="1021"/>
        </table:table-row>
        <table:table-row table:style-name="ro4">
          <table:table-cell office:value-type="string">
            <text:p>MENU_EDIT</text:p>
          </table:table-cell>
          <table:table-cell office:value-type="string">
            <text:p>Edit</text:p>
          </table:table-cell>
          <table:table-cell office:value-type="string">
            <text:p>Modifica</text:p>
          </table:table-cell>
          <table:table-cell table:number-columns-repeated="1021"/>
        </table:table-row>
        <table:table-row table:style-name="ro4">
          <table:table-cell office:value-type="string">
            <text:p>MENU_COPY</text:p>
          </table:table-cell>
          <table:table-cell office:value-type="string">
            <text:p>Copy</text:p>
          </table:table-cell>
          <table:table-cell office:value-type="string">
            <text:p>Copia</text:p>
          </table:table-cell>
          <table:table-cell table:number-columns-repeated="1021"/>
        </table:table-row>
        <table:table-row table:style-name="ro4">
          <table:table-cell office:value-type="string">
            <text:p>MENU_PREFS</text:p>
          </table:table-cell>
          <table:table-cell office:value-type="string">
            <text:p>Preferences...</text:p>
          </table:table-cell>
          <table:table-cell office:value-type="string">
            <text:p>Preferenze...</text:p>
          </table:table-cell>
          <table:table-cell table:number-columns-repeated="1021"/>
        </table:table-row>
        <table:table-row table:style-name="ro4">
          <table:table-cell office:value-type="string">
            <text:p>MENU_VIEW</text:p>
          </table:table-cell>
          <table:table-cell office:value-type="string">
            <text:p>View</text:p>
          </table:table-cell>
          <table:table-cell office:value-type="string">
            <text:p>Visualizza</text:p>
          </table:table-cell>
          <table:table-cell table:number-columns-repeated="1021"/>
        </table:table-row>
        <table:table-row table:style-name="ro3">
          <table:table-cell office:value-type="string">
            <text:p>ROTATE_LEFT</text:p>
          </table:table-cell>
          <table:table-cell office:value-type="string">
            <text:p>Rotate left</text:p>
          </table:table-cell>
          <table:table-cell office:value-type="string">
            <text:p>Ruota a destra</text:p>
          </table:table-cell>
          <table:table-cell table:number-columns-repeated="1021"/>
        </table:table-row>
        <table:table-row table:style-name="ro3">
          <table:table-cell office:value-type="string">
            <text:p>ROTATE_RIGHT</text:p>
          </table:table-cell>
          <table:table-cell office:value-type="string">
            <text:p>Rotate right</text:p>
          </table:table-cell>
          <table:table-cell office:value-type="string">
            <text:p>Ruota a sinistra</text:p>
          </table:table-cell>
          <table:table-cell table:number-columns-repeated="1021"/>
        </table:table-row>
        <table:table-row table:style-name="ro4">
          <table:table-cell office:value-type="string">
            <text:p>RESET</text:p>
          </table:table-cell>
          <table:table-cell office:value-type="string">
            <text:p>Reset</text:p>
          </table:table-cell>
          <table:table-cell office:value-type="string">
            <text:p>Reimposta</text:p>
          </table:table-cell>
          <table:table-cell table:number-columns-repeated="1021"/>
        </table:table-row>
        <table:table-row table:style-name="ro4">
          <table:table-cell office:value-type="string">
            <text:p>HELP</text:p>
          </table:table-cell>
          <table:table-cell office:value-type="string">
            <text:p>Help</text:p>
          </table:table-cell>
          <table:table-cell office:value-type="string">
            <text:p>Aiuto</text:p>
          </table:table-cell>
          <table:table-cell table:number-columns-repeated="1021"/>
        </table:table-row>
        <table:table-row table:style-name="ro2">
          <table:table-cell office:value-type="string">
            <text:p>CHECK_UPDATE</text:p>
          </table:table-cell>
          <table:table-cell office:value-type="string">
            <text:p>Check for update</text:p>
          </table:table-cell>
          <table:table-cell office:value-type="string">
            <text:p>Controlla aggiornamenti</text:p>
          </table:table-cell>
          <table:table-cell table:number-columns-repeated="1021"/>
        </table:table-row>
        <table:table-row table:style-name="ro10">
          <table:table-cell office:value-type="string">
            <text:p>SAVE_DEBUG</text:p>
          </table:table-cell>
          <table:table-cell office:value-type="string">
            <text:p>Save design debug info</text:p>
          </table:table-cell>
          <table:table-cell office:value-type="string">
            <text:p>Salva le informazioni di debug del progetto</text:p>
          </table:table-cell>
          <table:table-cell table:number-columns-repeated="1021"/>
        </table:table-row>
        <table:table-row table:style-name="ro10">
          <table:table-cell office:value-type="string">
            <text:p>SHOW_DEBUG</text:p>
          </table:table-cell>
          <table:table-cell office:value-type="string">
            <text:p>Show design debug info</text:p>
          </table:table-cell>
          <table:table-cell office:value-type="string">
            <text:p>Mostra le informazioni di debug del progetto</text:p>
          </table:table-cell>
          <table:table-cell table:number-columns-repeated="1021"/>
        </table:table-row>
        <table:table-row table:style-name="ro3">
          <table:table-cell office:value-type="string">
            <text:p>ABOUT</text:p>
          </table:table-cell>
          <table:table-cell office:value-type="string">
            <text:p>About</text:p>
          </table:table-cell>
          <table:table-cell office:value-type="string">
            <text:p>Informazioni su...</text:p>
          </table:table-cell>
          <table:table-cell table:number-columns-repeated="1021"/>
        </table:table-row>
        <table:table-row table:style-name="ro3">
          <table:table-cell office:value-type="string">
            <text:p>PICK_COLOR</text:p>
          </table:table-cell>
          <table:table-cell office:value-type="string">
            <text:p>Pick Color...</text:p>
          </table:table-cell>
          <table:table-cell office:value-type="string">
            <text:p>Scegli colore...</text:p>
          </table:table-cell>
          <table:table-cell table:number-columns-repeated="1021"/>
        </table:table-row>
        <table:table-row table:style-name="ro3">
          <table:table-cell office:value-type="string">
            <text:p>BACKGROUND_COLOR</text:p>
          </table:table-cell>
          <table:table-cell office:value-type="string">
            <text:p>Background Color</text:p>
          </table:table-cell>
          <table:table-cell office:value-type="string">
            <text:p>Colore di sfondo</text:p>
          </table:table-cell>
          <table:table-cell table:number-columns-repeated="1021"/>
        </table:table-row>
        <table:table-row table:style-name="ro3">
          <table:table-cell office:value-type="string">
            <text:p>RESET_COLOR</text:p>
          </table:table-cell>
          <table:table-cell office:value-type="string">
            <text:p>Reset Color</text:p>
          </table:table-cell>
          <table:table-cell office:value-type="string">
            <text:p>Reimposta colore</text:p>
          </table:table-cell>
          <table:table-cell table:number-columns-repeated="1021"/>
        </table:table-row>
        <table:table-row table:style-name="ro4">
          <table:table-cell office:value-type="string">
            <text:p>CANCEL</text:p>
          </table:table-cell>
          <table:table-cell office:value-type="string">
            <text:p>Cancel</text:p>
          </table:table-cell>
          <table:table-cell office:value-type="string">
            <text:p>Annulla</text:p>
          </table:table-cell>
          <table:table-cell table:number-columns-repeated="1021"/>
        </table:table-row>
        <table:table-row table:style-name="ro3">
          <table:table-cell office:value-type="string">
            <text:p>THREAD_THICKNESS</text:p>
          </table:table-cell>
          <table:table-cell office:value-type="string">
            <text:p>Thread thickness:</text:p>
          </table:table-cell>
          <table:table-cell office:value-type="string">
            <text:p>Spessore del filo:</text:p>
          </table:table-cell>
          <table:table-cell table:number-columns-repeated="1021"/>
        </table:table-row>
        <table:table-row table:style-name="ro4">
          <table:table-cell office:value-type="string">
            <text:p>PIXELS</text:p>
          </table:table-cell>
          <table:table-cell office:value-type="string">
            <text:p>pixels</text:p>
          </table:table-cell>
          <table:table-cell office:value-type="string">
            <text:p>pixel</text:p>
          </table:table-cell>
          <table:table-cell table:number-columns-repeated="1021"/>
        </table:table-row>
        <table:table-row table:style-name="ro4">
          <table:table-cell office:value-type="string">
            <text:p>BACKGROUND</text:p>
          </table:table-cell>
          <table:table-cell office:value-type="string">
            <text:p>Background</text:p>
          </table:table-cell>
          <table:table-cell office:value-type="string">
            <text:p>Sfondo</text:p>
          </table:table-cell>
          <table:table-cell table:number-columns-repeated="1021"/>
        </table:table-row>
        <table:table-row table:style-name="ro2">
          <table:table-cell office:value-type="string">
            <text:p>STITCH_DRAW</text:p>
          </table:table-cell>
          <table:table-cell office:value-type="string">
            <text:p>Stitch drawing</text:p>
          </table:table-cell>
          <table:table-cell office:value-type="string">
            <text:p>Tracciamento dei punti di ricamo</text:p>
          </table:table-cell>
          <table:table-cell table:number-columns-repeated="1021"/>
        </table:table-row>
        <table:table-row table:style-name="ro4">
          <table:table-cell office:value-type="string">
            <text:p>REMOVE_UGLY_STITCHES</text:p>
          </table:table-cell>
          <table:table-cell office:value-type="string">
            <text:p>Remove 'ugly' stitches</text:p>
          </table:table-cell>
          <table:table-cell office:value-type="string">
            <text:p>Rimuovi i punti di ricamo 'orrendi'</text:p>
          </table:table-cell>
          <table:table-cell table:number-columns-repeated="1021"/>
        </table:table-row>
        <table:table-row table:style-name="ro2">
          <table:table-cell office:value-type="string">
            <text:p>UGLY_STITCH_LENGTH</text:p>
          </table:table-cell>
          <table:table-cell office:value-type="string">
            <text:p>Ugly Length:</text:p>
          </table:table-cell>
          <table:table-cell office:value-type="string">
            <text:p>Lunghezza di un punto orrendo:</text:p>
          </table:table-cell>
          <table:table-cell table:number-columns-repeated="1021"/>
        </table:table-row>
        <table:table-row table:style-name="ro10">
          <table:table-cell office:value-type="string">
            <text:p>SETTINGS</text:p>
          </table:table-cell>
          <table:table-cell office:value-type="string">
            <text:p>Embroidery Reader Settings</text:p>
          </table:table-cell>
          <table:table-cell office:value-type="string">
            <text:p>Impostazioni di Embroidery Reader</text:p>
          </table:table-cell>
          <table:table-cell table:number-columns-repeated="1021"/>
        </table:table-row>
        <table:table-row table:style-name="ro4">
          <table:table-cell office:value-type="string">
            <text:p>LATEST_VERSION</text:p>
          </table:table-cell>
          <table:table-cell office:value-type="string">
            <text:p>Latest version is</text:p>
          </table:table-cell>
          <table:table-cell office:value-type="string">
            <text:p>L'ultima versione è la</text:p>
          </table:table-cell>
          <table:table-cell table:number-columns-repeated="1021"/>
        </table:table-row>
        <table:table-row table:style-name="ro2">
          <table:table-cell office:value-type="string">
            <text:p>INSTALLED_VERSION</text:p>
          </table:table-cell>
          <table:table-cell office:value-type="string">
            <text:p>you have version</text:p>
          </table:table-cell>
          <table:table-cell office:value-type="string">
            <text:p>stai utilizzando la versione</text:p>
          </table:table-cell>
          <table:table-cell table:number-columns-repeated="1021"/>
        </table:table-row>
        <table:table-row table:style-name="ro3">
          <table:table-cell office:value-type="string">
            <text:p>ABOUT_APP</text:p>
          </table:table-cell>
          <table:table-cell office:value-type="string">
            <text:p>This program reads and displays embroidery designs from .PES files</text:p>
          </table:table-cell>
          <table:table-cell table:style-name="Default" office:value-type="string">
            <text:p>Questo programma legge e visualizza progetti di ricamo da files .PES</text:p>
          </table:table-cell>
          <table:table-cell table:number-columns-repeated="1021"/>
        </table:table-row>
        <table:table-row table:style-name="ro2">
          <table:table-cell office:value-type="string">
            <text:p>NEW_VERSION_MESSAGE</text:p>
          </table:table-cell>
          <table:table-cell office:value-type="string">
            <text:p>Version {1} was released on {2}.</text:p>
            <text:p>You have version {3}. </text:p>
          </table:table-cell>
          <table:table-cell office:value-type="string">
            <text:p>Il {2} è stata rilasciata la versione {1}.</text:p>
            <text:p>Stai utilizzando la versione {3}.</text:p>
          </table:table-cell>
          <table:table-cell office:value-type="string">
            <text:p>{1} New version number</text:p>
            <text:p>{2} New version release date</text:p>
            <text:p>{3} Current version Number</text:p>
          </table:table-cell>
          <table:table-cell table:number-columns-repeated="1020"/>
        </table:table-row>
        <table:table-row table:style-name="ro2">
          <table:table-cell office:value-type="string">
            <text:p>NEW_VERSION_QUESTION</text:p>
          </table:table-cell>
          <table:table-cell office:value-type="string">
            <text:p>Would you like to go to the Embroidery Reader website to download or find out more about the new version?</text:p>
          </table:table-cell>
          <table:table-cell office:value-type="string">
            <text:p>Vuoi andare al sito di Embroidery Reader per scaricare la nuova versione o per saperne di più?</text:p>
          </table:table-cell>
          <table:table-cell table:number-columns-repeated="1021"/>
        </table:table-row>
        <table:table-row table:style-name="ro4">
          <table:table-cell office:value-type="string">
            <text:p>NEW_VERSION_TITLE</text:p>
          </table:table-cell>
          <table:table-cell office:value-type="string">
            <text:p>New version available</text:p>
          </table:table-cell>
          <table:table-cell office:value-type="string">
            <text:p>Nuova versione disponibile</text:p>
          </table:table-cell>
          <table:table-cell table:number-columns-repeated="1021"/>
        </table:table-row>
        <table:table-row table:style-name="ro12" table:number-rows-repeated="104851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 style:data-style-name="N2" text:time-value="0000-00-00T20:35:36.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6T21:12:12.32</dc:date>
    <meta:generator>LibreOffice/4.0.6.2$Windows_x86 LibreOffice_project/2e2573268451a50806fcd60ae2d9fe01dd0ce24</meta:generator>
    <meta:editing-duration>PT11M9S</meta:editing-duration>
    <meta:editing-cycles>3</meta:editing-cycles>
    <meta:document-statistic meta:table-count="1" meta:cell-count="194" meta:object-count="0"/>
  </office:meta>
</office:document-meta>
</file>